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44.5pt"/>
    </style:style>
    <style:style style:name="co4" style:family="table-column">
      <style:table-column-properties fo:break-before="auto" style:column-width="103.01pt"/>
    </style:style>
    <style:style style:name="co5" style:family="table-column">
      <style:table-column-properties fo:break-before="auto" style:column-width="97pt"/>
    </style:style>
    <style:style style:name="co6" style:family="table-column">
      <style:table-column-properties fo:break-before="auto" style:column-width="90.85pt"/>
    </style:style>
    <style:style style:name="co7" style:family="table-column">
      <style:table-column-properties fo:break-before="auto" style:column-width="94.51pt"/>
    </style:style>
    <style:style style:name="co8" style:family="table-column">
      <style:table-column-properties fo:break-before="auto" style:column-width="94.9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3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eak-detection-record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ctual X</text:p>
          </table:table-cell>
          <table:table-cell office:value-type="string" calcext:value-type="string">
            <text:p>Actual Y</text:p>
          </table:table-cell>
          <table:table-cell table:style-name="Default" office:value-type="string" calcext:value-type="string">
            <text:p>Actual Distance</text:p>
          </table:table-cell>
          <table:table-cell table:style-name="Default" office:value-type="string" calcext:value-type="string">
            <text:p>Actual Direction</text:p>
          </table:table-cell>
          <table:table-cell table:style-name="Default" office:value-type="string" calcext:value-type="string">
            <text:p>Measured X</text:p>
          </table:table-cell>
          <table:table-cell table:style-name="Default" office:value-type="string" calcext:value-type="string">
            <text:p>Measured Y</text:p>
          </table:table-cell>
          <table:table-cell table:style-name="Default" office:value-type="string" calcext:value-type="string">
            <text:p>Measured Distance</text:p>
          </table:table-cell>
          <table:table-cell table:style-name="Default" office:value-type="string" calcext:value-type="string">
            <text:p>Measured Direction</text:p>
          </table:table-cell>
          <table:table-cell table:style-name="Default" office:value-type="string" calcext:value-type="string">
            <text:p>Distance Error</text:p>
          </table:table-cell>
          <table:table-cell table:style-name="Default" office:value-type="string" calcext:value-type="string">
            <text:p>Direction Error</text:p>
          </table:table-cell>
          <table:table-cell office:value-type="string" calcext:value-type="string">
            <text:p>Distance MSE</text:p>
          </table:table-cell>
          <table:table-cell office:value-type="string" calcext:value-type="string">
            <text:p>Direction MSE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SQRT([.B2]^2+[.C2]^2)" office:value-type="float" office:value="18" calcext:value-type="float">
            <text:p>18</text:p>
          </table:table-cell>
          <table:table-cell table:formula="of:=DEGREES(ATAN2([.B2];[.C2]))" office:value-type="float" office:value="180" calcext:value-type="float">
            <text:p>180</text:p>
          </table:table-cell>
          <table:table-cell office:value-type="float" office:value="-7" calcext:value-type="float">
            <text:p>-7.0</text:p>
          </table:table-cell>
          <table:table-cell office:value-type="float" office:value="-1.1" calcext:value-type="float">
            <text:p>-1.1</text:p>
          </table:table-cell>
          <table:table-cell table:formula="of:=SQRT([.F2]^2+[.G2]^2)" office:value-type="float" office:value="7.08590149522275" calcext:value-type="float">
            <text:p>7.1</text:p>
          </table:table-cell>
          <table:table-cell table:formula="of:=MOD(DEGREES(ATAN2([.F2];[.G2])); 360)" office:value-type="float" office:value="188.930590100419" calcext:value-type="float">
            <text:p>188.9</text:p>
          </table:table-cell>
          <table:table-cell table:formula="of:=[.H2]-[.D2]" office:value-type="float" office:value="-10.9140985047773" calcext:value-type="float">
            <text:p>-10.9</text:p>
          </table:table-cell>
          <table:table-cell table:formula="of:=180-ABS(ABS([.I2]-[.E2])-180)" office:value-type="float" office:value="8.93059010041898" calcext:value-type="float">
            <text:p>8.9</text:p>
          </table:table-cell>
          <table:table-cell table:style-name="ce3" table:formula="of:=SUMSQ([.J2:.J9])/COUNT([.J2:.J9])" office:value-type="float" office:value="189.858543572605" calcext:value-type="float">
            <text:p>189.86</text:p>
          </table:table-cell>
          <table:table-cell table:style-name="ce3" table:formula="of:=SUMSQ([.K2:.K9])/COUNT(k2$['peak-detection-live'.H9:.K16])" office:value-type="string" office:string-value="" calcext:value-type="error">
            <text:p>Err:509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B3]^2+[.C3]^2)" office:value-type="float" office:value="18" calcext:value-type="float">
            <text:p>18</text:p>
          </table:table-cell>
          <table:table-cell table:formula="of:=DEGREES(ATAN2([.B3];[.C3]))" office:value-type="float" office:value="0" calcext:value-type="float">
            <text:p>0</text:p>
          </table:table-cell>
          <table:table-cell office:value-type="float" office:value="6.36" calcext:value-type="float">
            <text:p>6.4</text:p>
          </table:table-cell>
          <table:table-cell office:value-type="float" office:value="-2.14" calcext:value-type="float">
            <text:p>-2.1</text:p>
          </table:table-cell>
          <table:table-cell table:formula="of:=SQRT([.F3]^2+[.G3]^2)" office:value-type="float" office:value="6.71038001904512" calcext:value-type="float">
            <text:p>6.7</text:p>
          </table:table-cell>
          <table:table-cell table:formula="of:=MOD(DEGREES(ATAN2([.F3];[.G3])); 360)" office:value-type="float" office:value="341.403046577202" calcext:value-type="float">
            <text:p>341.4</text:p>
          </table:table-cell>
          <table:table-cell table:formula="of:=[.H3]-[.D3]" office:value-type="float" office:value="-11.2896199809549" calcext:value-type="float">
            <text:p>-11.3</text:p>
          </table:table-cell>
          <table:table-cell table:formula="of:=180-ABS(ABS([.I3]-[.E3])-180)" office:value-type="float" office:value="18.5969534227983" calcext:value-type="float">
            <text:p>18.6</text:p>
          </table:table-cell>
          <table:table-cell table:style-name="ce3" table:formula="of:=SQRT([.L2])" office:value-type="float" office:value="13.778916632762" calcext:value-type="float">
            <text:p>13.78</text:p>
          </table:table-cell>
          <table:table-cell table:style-name="ce3" table:formula="of:=SQRT([.M2])" office:value-type="string" office:string-value="" calcext:value-type="error">
            <text:p>Err:509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QRT([.B4]^2+[.C4]^2)" office:value-type="float" office:value="18" calcext:value-type="float">
            <text:p>18</text:p>
          </table:table-cell>
          <table:table-cell table:formula="of:=DEGREES(ATAN2([.B4];[.C4]))" office:value-type="float" office:value="90" calcext:value-type="float">
            <text:p>90</text:p>
          </table:table-cell>
          <table:table-cell office:value-type="float" office:value="0.63" calcext:value-type="float">
            <text:p>0.6</text:p>
          </table:table-cell>
          <table:table-cell office:value-type="float" office:value="9.37" calcext:value-type="float">
            <text:p>9.4</text:p>
          </table:table-cell>
          <table:table-cell table:formula="of:=SQRT([.F4]^2+[.G4]^2)" office:value-type="float" office:value="9.39115541347283" calcext:value-type="float">
            <text:p>9.4</text:p>
          </table:table-cell>
          <table:table-cell table:formula="of:=MOD(DEGREES(ATAN2([.F4];[.G4])); 360)" office:value-type="float" office:value="86.1534583724638" calcext:value-type="float">
            <text:p>86.2</text:p>
          </table:table-cell>
          <table:table-cell table:formula="of:=[.H4]-[.D4]" office:value-type="float" office:value="-8.60884458652717" calcext:value-type="float">
            <text:p>-8.6</text:p>
          </table:table-cell>
          <table:table-cell table:formula="of:=180-ABS(ABS([.I4]-[.E4])-180)" office:value-type="float" office:value="3.8465416275362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formula="of:=SQRT([.B5]^2+[.C5]^2)" office:value-type="float" office:value="18" calcext:value-type="float">
            <text:p>18</text:p>
          </table:table-cell>
          <table:table-cell table:formula="of:=DEGREES(ATAN2([.B5];[.C5]))" office:value-type="float" office:value="-90" calcext:value-type="float">
            <text:p>-90</text:p>
          </table:table-cell>
          <table:table-cell office:value-type="float" office:value="-0.98" calcext:value-type="float">
            <text:p>-1.0</text:p>
          </table:table-cell>
          <table:table-cell office:value-type="float" office:value="-14.19" calcext:value-type="float">
            <text:p>-14.2</text:p>
          </table:table-cell>
          <table:table-cell table:formula="of:=SQRT([.F5]^2+[.G5]^2)" office:value-type="float" office:value="14.2238004766659" calcext:value-type="float">
            <text:p>14.2</text:p>
          </table:table-cell>
          <table:table-cell table:formula="of:=MOD(DEGREES(ATAN2([.F5];[.G5])); 360)" office:value-type="float" office:value="266.049270850863" calcext:value-type="float">
            <text:p>266.0</text:p>
          </table:table-cell>
          <table:table-cell table:formula="of:=[.H5]-[.D5]" office:value-type="float" office:value="-3.77619952333414" calcext:value-type="float">
            <text:p>-3.8</text:p>
          </table:table-cell>
          <table:table-cell table:formula="of:=180-ABS(ABS([.I5]-[.E5])-180)" office:value-type="float" office:value="3.95072914913669" calcext:value-type="float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formula="of:=SQRT([.B6]^2+[.C6]^2)" office:value-type="float" office:value="25.4558441227157" calcext:value-type="float">
            <text:p>25</text:p>
          </table:table-cell>
          <table:table-cell table:formula="of:=DEGREES(ATAN2([.B6];[.C6]))" office:value-type="float" office:value="-45" calcext:value-type="float">
            <text:p>-45</text:p>
          </table:table-cell>
          <table:table-cell office:value-type="float" office:value="12.65" calcext:value-type="float">
            <text:p>12.7</text:p>
          </table:table-cell>
          <table:table-cell office:value-type="float" office:value="-11.46" calcext:value-type="float">
            <text:p>-11.5</text:p>
          </table:table-cell>
          <table:table-cell table:formula="of:=SQRT([.F6]^2+[.G6]^2)" office:value-type="float" office:value="17.0690978086131" calcext:value-type="float">
            <text:p>17.1</text:p>
          </table:table-cell>
          <table:table-cell table:formula="of:=MOD(DEGREES(ATAN2([.F6];[.G6])); 360)" office:value-type="float" office:value="317.825661211519" calcext:value-type="float">
            <text:p>317.8</text:p>
          </table:table-cell>
          <table:table-cell table:formula="of:=[.H6]-[.D6]" office:value-type="float" office:value="-8.38674631410263" calcext:value-type="float">
            <text:p>-8.4</text:p>
          </table:table-cell>
          <table:table-cell table:formula="of:=180-ABS(ABS([.I6]-[.E6])-180)" office:value-type="float" office:value="-2.82566121151876" calcext:value-type="float">
            <text:p>-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50" calcext:value-type="float">
            <text:p>-50</text:p>
          </table:table-cell>
          <table:table-cell table:formula="of:=SQRT([.B7]^2+[.C7]^2)" office:value-type="float" office:value="53.1413210223457" calcext:value-type="float">
            <text:p>53</text:p>
          </table:table-cell>
          <table:table-cell table:formula="of:=DEGREES(ATAN2([.B7];[.C7]))" office:value-type="float" office:value="-70.2011236454751" calcext:value-type="float">
            <text:p>-70</text:p>
          </table:table-cell>
          <table:table-cell office:value-type="float" office:value="6.86" calcext:value-type="float">
            <text:p>6.9</text:p>
          </table:table-cell>
          <table:table-cell office:value-type="float" office:value="-19.65" calcext:value-type="float">
            <text:p>-19.7</text:p>
          </table:table-cell>
          <table:table-cell table:formula="of:=SQRT([.F7]^2+[.G7]^2)" office:value-type="float" office:value="20.8130271705007" calcext:value-type="float">
            <text:p>20.8</text:p>
          </table:table-cell>
          <table:table-cell table:formula="of:=MOD(DEGREES(ATAN2([.F7];[.G7])); 360)" office:value-type="float" office:value="289.244575450018" calcext:value-type="float">
            <text:p>289.2</text:p>
          </table:table-cell>
          <table:table-cell table:formula="of:=[.H7]-[.D7]" office:value-type="float" office:value="-32.328293851845" calcext:value-type="float">
            <text:p>-32.3</text:p>
          </table:table-cell>
          <table:table-cell table:formula="of:=180-ABS(ABS([.I7]-[.E7])-180)" office:value-type="float" office:value="0.55430090450659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SQRT([.B8]^2+[.C8]^2)" office:value-type="float" office:value="25.4558441227157" calcext:value-type="float">
            <text:p>25</text:p>
          </table:table-cell>
          <table:table-cell table:formula="of:=DEGREES(ATAN2([.B8];[.C8]))" office:value-type="float" office:value="135" calcext:value-type="float">
            <text:p>135</text:p>
          </table:table-cell>
          <table:table-cell office:value-type="float" office:value="-16.37" calcext:value-type="float">
            <text:p>-16.4</text:p>
          </table:table-cell>
          <table:table-cell office:value-type="float" office:value="15.39" calcext:value-type="float">
            <text:p>15.4</text:p>
          </table:table-cell>
          <table:table-cell table:formula="of:=SQRT([.F8]^2+[.G8]^2)" office:value-type="float" office:value="22.468400032045" calcext:value-type="float">
            <text:p>22.5</text:p>
          </table:table-cell>
          <table:table-cell table:formula="of:=MOD(DEGREES(ATAN2([.F8];[.G8])); 360)" office:value-type="float" office:value="136.767382041821" calcext:value-type="float">
            <text:p>136.8</text:p>
          </table:table-cell>
          <table:table-cell table:formula="of:=[.H8]-[.D8]" office:value-type="float" office:value="-2.9874440906707" calcext:value-type="float">
            <text:p>-3.0</text:p>
          </table:table-cell>
          <table:table-cell table:formula="of:=180-ABS(ABS([.I8]-[.E8])-180)" office:value-type="float" office:value="1.76738204182109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QRT([.B9]^2+[.C9]^2)" office:value-type="float" office:value="16.9705627484771" calcext:value-type="float">
            <text:p>17</text:p>
          </table:table-cell>
          <table:table-cell table:formula="of:=DEGREES(ATAN2([.B9];[.C9]))" office:value-type="float" office:value="45" calcext:value-type="float">
            <text:p>45</text:p>
          </table:table-cell>
          <table:table-cell office:value-type="float" office:value="18.91" calcext:value-type="float">
            <text:p>18.9</text:p>
          </table:table-cell>
          <table:table-cell office:value-type="float" office:value="15.87" calcext:value-type="float">
            <text:p>15.9</text:p>
          </table:table-cell>
          <table:table-cell table:formula="of:=SQRT([.F9]^2+[.G9]^2)" office:value-type="float" office:value="24.6869398670633" calcext:value-type="float">
            <text:p>24.7</text:p>
          </table:table-cell>
          <table:table-cell table:formula="of:=MOD(DEGREES(ATAN2([.F9];[.G9])); 360)" office:value-type="float" office:value="40.004668741564" calcext:value-type="float">
            <text:p>40.0</text:p>
          </table:table-cell>
          <table:table-cell table:formula="of:=[.H9]-[.D9]" office:value-type="float" office:value="7.71637711858617" calcext:value-type="float">
            <text:p>7.7</text:p>
          </table:table-cell>
          <table:table-cell table:formula="of:=180-ABS(ABS([.I9]-[.E9])-180)" office:value-type="float" office:value="4.99533125843601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B10]^2+[.C10]^2)" office:value-type="float" office:value="0" calcext:value-type="float">
            <text:p>0</text:p>
          </table:table-cell>
          <table:table-cell table:formula="of:=DEGREES(ATAN2([.B10];[.C10]))" office:value-type="float" office:value="0" calcext:value-type="float">
            <text:p>0</text:p>
          </table:table-cell>
          <table:table-cell office:value-type="float" office:value="2.66" calcext:value-type="float">
            <text:p>2.7</text:p>
          </table:table-cell>
          <table:table-cell office:value-type="float" office:value="-1.99" calcext:value-type="float">
            <text:p>-2.0</text:p>
          </table:table-cell>
          <table:table-cell table:formula="of:=SQRT([.F10]^2+[.G10]^2)" office:value-type="float" office:value="3.32200240818697" calcext:value-type="float">
            <text:p>3.3</text:p>
          </table:table-cell>
          <table:table-cell table:formula="of:=MOD(DEGREES(ATAN2([.F10];[.G10])); 360)" office:value-type="float" office:value="323.199091820529" calcext:value-type="float">
            <text:p>323.2</text:p>
          </table:table-cell>
          <table:table-cell table:formula="of:=[.H10]-[.D10]" office:value-type="float" office:value="3.32200240818697" calcext:value-type="float">
            <text:p>3.3</text:p>
          </table:table-cell>
          <table:table-cell table:formula="of:=180-ABS(ABS([.I10]-[.E10])-180)" office:value-type="float" office:value="36.8009081794705" calcext:value-type="float">
            <text:p>36.8</text:p>
          </table:table-cell>
          <table:table-cell table:number-columns-repeated="2"/>
        </table:table-row>
      </table:table>
      <table:table table:name="peak-detection-l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ctual X</text:p>
          </table:table-cell>
          <table:table-cell office:value-type="string" calcext:value-type="string">
            <text:p>Actual Y</text:p>
          </table:table-cell>
          <table:table-cell table:style-name="Default" office:value-type="string" calcext:value-type="string">
            <text:p>Actual Distance</text:p>
          </table:table-cell>
          <table:table-cell table:style-name="Default" office:value-type="string" calcext:value-type="string">
            <text:p>Actual Direction</text:p>
          </table:table-cell>
          <table:table-cell table:style-name="Default" office:value-type="string" calcext:value-type="string">
            <text:p>Measured X</text:p>
          </table:table-cell>
          <table:table-cell table:style-name="Default" office:value-type="string" calcext:value-type="string">
            <text:p>Measured Y</text:p>
          </table:table-cell>
          <table:table-cell table:style-name="Default" office:value-type="string" calcext:value-type="string">
            <text:p>Measured Distance</text:p>
          </table:table-cell>
          <table:table-cell table:style-name="Default" office:value-type="string" calcext:value-type="string">
            <text:p>Measured Direction</text:p>
          </table:table-cell>
          <table:table-cell table:style-name="Default" office:value-type="string" calcext:value-type="string">
            <text:p>Distance Error</text:p>
          </table:table-cell>
          <table:table-cell table:style-name="Default" office:value-type="string" calcext:value-type="string">
            <text:p>Direction Error</text:p>
          </table:table-cell>
          <table:table-cell office:value-type="string" calcext:value-type="string">
            <text:p>Distance MSE</text:p>
          </table:table-cell>
          <table:table-cell office:value-type="string" calcext:value-type="string">
            <text:p>Direction MSE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SQRT([.B2]^2+[.C2]^2)" office:value-type="float" office:value="18" calcext:value-type="float">
            <text:p>18</text:p>
          </table:table-cell>
          <table:table-cell table:formula="of:=DEGREES(ATAN2([.B2];[.C2]))" office:value-type="float" office:value="180" calcext:value-type="float">
            <text:p>180</text:p>
          </table:table-cell>
          <table:table-cell office:value-type="float" office:value="-13" calcext:value-type="float">
            <text:p>-13.0</text:p>
          </table:table-cell>
          <table:table-cell office:value-type="float" office:value="-1.1" calcext:value-type="float">
            <text:p>-1.1</text:p>
          </table:table-cell>
          <table:table-cell table:formula="of:=SQRT([.F2]^2+[.G2]^2)" office:value-type="float" office:value="13.0464554573263" calcext:value-type="float">
            <text:p>13.0</text:p>
          </table:table-cell>
          <table:table-cell table:formula="of:=MOD(DEGREES(ATAN2([.F2];[.G2])); 360)" office:value-type="float" office:value="184.836583445735" calcext:value-type="float">
            <text:p>184.8</text:p>
          </table:table-cell>
          <table:table-cell table:formula="of:=[.H2]-[.D2]" office:value-type="float" office:value="-4.95354454267367" calcext:value-type="float">
            <text:p>-5.0</text:p>
          </table:table-cell>
          <table:table-cell table:formula="of:=180-ABS(ABS([.I2]-[.E2])-180)" office:value-type="float" office:value="4.8365834457353" calcext:value-type="float">
            <text:p>4.8</text:p>
          </table:table-cell>
          <table:table-cell table:style-name="ce3" table:formula="of:=SUMSQ([.J2:.J10])/COUNT([.J2:.J10])" office:value-type="float" office:value="146.321930521747" calcext:value-type="float">
            <text:p>146.32</text:p>
          </table:table-cell>
          <table:table-cell table:style-name="ce3" table:formula="of:=SUMSQ([.K2:.K10])/COUNT([.K2:.K10])" office:value-type="float" office:value="16.2526453862636" calcext:value-type="float">
            <text:p>16.25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B3]^2+[.C3]^2)" office:value-type="float" office:value="18" calcext:value-type="float">
            <text:p>18</text:p>
          </table:table-cell>
          <table:table-cell table:formula="of:=DEGREES(ATAN2([.B3];[.C3]))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-1" calcext:value-type="float">
            <text:p>-1.0</text:p>
          </table:table-cell>
          <table:table-cell table:formula="of:=SQRT([.F3]^2+[.G3]^2)" office:value-type="float" office:value="19.9251097863977" calcext:value-type="float">
            <text:p>19.9</text:p>
          </table:table-cell>
          <table:table-cell table:formula="of:=MOD(DEGREES(ATAN2([.F3];[.G3])); 360)" office:value-type="float" office:value="357.123234929699" calcext:value-type="float">
            <text:p>357.1</text:p>
          </table:table-cell>
          <table:table-cell table:formula="of:=[.H3]-[.D3]" office:value-type="float" office:value="1.92510978639766" calcext:value-type="float">
            <text:p>1.9</text:p>
          </table:table-cell>
          <table:table-cell table:formula="of:=180-ABS(ABS([.I3]-[.E3])-180)" office:value-type="float" office:value="2.87676507030056" calcext:value-type="float">
            <text:p>2.9</text:p>
          </table:table-cell>
          <table:table-cell table:style-name="ce3" table:formula="of:=SQRT([.L2])" office:value-type="float" office:value="12.0963602179229" calcext:value-type="float">
            <text:p>12.10</text:p>
          </table:table-cell>
          <table:table-cell table:style-name="ce3" table:formula="of:=SQRT([.M2])" office:value-type="float" office:value="4.03145698057955" calcext:value-type="float">
            <text:p>4.03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QRT([.B4]^2+[.C4]^2)" office:value-type="float" office:value="18" calcext:value-type="float">
            <text:p>18</text:p>
          </table:table-cell>
          <table:table-cell table:formula="of:=DEGREES(ATAN2([.B4];[.C4]))"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9.1" calcext:value-type="float">
            <text:p>19.1</text:p>
          </table:table-cell>
          <table:table-cell table:formula="of:=SQRT([.F4]^2+[.G4]^2)" office:value-type="float" office:value="19.1065433817842" calcext:value-type="float">
            <text:p>19.1</text:p>
          </table:table-cell>
          <table:table-cell table:formula="of:=MOD(DEGREES(ATAN2([.F4];[.G4])); 360)" office:value-type="float" office:value="88.5004529620224" calcext:value-type="float">
            <text:p>88.5</text:p>
          </table:table-cell>
          <table:table-cell table:formula="of:=[.H4]-[.D4]" office:value-type="float" office:value="1.10654338178416" calcext:value-type="float">
            <text:p>1.1</text:p>
          </table:table-cell>
          <table:table-cell table:formula="of:=180-ABS(ABS([.I4]-[.E4])-180)" office:value-type="float" office:value="1.49954703797761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formula="of:=SQRT([.B5]^2+[.C5]^2)" office:value-type="float" office:value="18" calcext:value-type="float">
            <text:p>18</text:p>
          </table:table-cell>
          <table:table-cell table:formula="of:=DEGREES(ATAN2([.B5];[.C5]))" office:value-type="float" office:value="-90" calcext:value-type="float">
            <text:p>-90</text:p>
          </table:table-cell>
          <table:table-cell office:value-type="float" office:value="1.98" calcext:value-type="float">
            <text:p>2.0</text:p>
          </table:table-cell>
          <table:table-cell office:value-type="float" office:value="-15.13" calcext:value-type="float">
            <text:p>-15.1</text:p>
          </table:table-cell>
          <table:table-cell table:formula="of:=SQRT([.F5]^2+[.G5]^2)" office:value-type="float" office:value="15.2590071760911" calcext:value-type="float">
            <text:p>15.3</text:p>
          </table:table-cell>
          <table:table-cell table:formula="of:=MOD(DEGREES(ATAN2([.F5];[.G5])); 360)" office:value-type="float" office:value="277.455690644052" calcext:value-type="float">
            <text:p>277.5</text:p>
          </table:table-cell>
          <table:table-cell table:formula="of:=[.H5]-[.D5]" office:value-type="float" office:value="-2.74099282390889" calcext:value-type="float">
            <text:p>-2.7</text:p>
          </table:table-cell>
          <table:table-cell table:formula="of:=180-ABS(ABS([.I5]-[.E5])-180)" office:value-type="float" office:value="-7.45569064405242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formula="of:=SQRT([.B6]^2+[.C6]^2)" office:value-type="float" office:value="25.4558441227157" calcext:value-type="float">
            <text:p>25</text:p>
          </table:table-cell>
          <table:table-cell table:formula="of:=DEGREES(ATAN2([.B6];[.C6]))" office:value-type="float" office:value="-45" calcext:value-type="float">
            <text:p>-45</text:p>
          </table:table-cell>
          <table:table-cell office:value-type="float" office:value="12.66" calcext:value-type="float">
            <text:p>12.7</text:p>
          </table:table-cell>
          <table:table-cell office:value-type="float" office:value="-11.46" calcext:value-type="float">
            <text:p>-11.5</text:p>
          </table:table-cell>
          <table:table-cell table:formula="of:=SQRT([.F6]^2+[.G6]^2)" office:value-type="float" office:value="17.0765101821186" calcext:value-type="float">
            <text:p>17.1</text:p>
          </table:table-cell>
          <table:table-cell table:formula="of:=MOD(DEGREES(ATAN2([.F6];[.G6])); 360)" office:value-type="float" office:value="317.848187911388" calcext:value-type="float">
            <text:p>317.8</text:p>
          </table:table-cell>
          <table:table-cell table:formula="of:=[.H6]-[.D6]" office:value-type="float" office:value="-8.37933394059712" calcext:value-type="float">
            <text:p>-8.4</text:p>
          </table:table-cell>
          <table:table-cell table:formula="of:=180-ABS(ABS([.I6]-[.E6])-180)" office:value-type="float" office:value="-2.84818791138787" calcext:value-type="float">
            <text:p>-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50" calcext:value-type="float">
            <text:p>-50</text:p>
          </table:table-cell>
          <table:table-cell table:formula="of:=SQRT([.B7]^2+[.C7]^2)" office:value-type="float" office:value="53.1413210223457" calcext:value-type="float">
            <text:p>53</text:p>
          </table:table-cell>
          <table:table-cell table:formula="of:=DEGREES(ATAN2([.B7];[.C7]))" office:value-type="float" office:value="-70.2011236454751" calcext:value-type="float">
            <text:p>-70</text:p>
          </table:table-cell>
          <table:table-cell office:value-type="float" office:value="11" calcext:value-type="float">
            <text:p>11.0</text:p>
          </table:table-cell>
          <table:table-cell office:value-type="float" office:value="-26" calcext:value-type="float">
            <text:p>-26.0</text:p>
          </table:table-cell>
          <table:table-cell table:formula="of:=SQRT([.F7]^2+[.G7]^2)" office:value-type="float" office:value="28.2311884269862" calcext:value-type="float">
            <text:p>28.2</text:p>
          </table:table-cell>
          <table:table-cell table:formula="of:=MOD(DEGREES(ATAN2([.F7];[.G7])); 360)" office:value-type="float" office:value="292.93210043759" calcext:value-type="float">
            <text:p>292.9</text:p>
          </table:table-cell>
          <table:table-cell table:formula="of:=[.H7]-[.D7]" office:value-type="float" office:value="-24.9101325953595" calcext:value-type="float">
            <text:p>-24.9</text:p>
          </table:table-cell>
          <table:table-cell table:formula="of:=180-ABS(ABS([.I7]-[.E7])-180)" office:value-type="float" office:value="-3.13322408306487" calcext:value-type="float">
            <text:p>-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SQRT([.B8]^2+[.C8]^2)" office:value-type="float" office:value="25.4558441227157" calcext:value-type="float">
            <text:p>25</text:p>
          </table:table-cell>
          <table:table-cell table:formula="of:=DEGREES(ATAN2([.B8];[.C8]))" office:value-type="float" office:value="135" calcext:value-type="float">
            <text:p>135</text:p>
          </table:table-cell>
          <table:table-cell office:value-type="float" office:value="-13.4" calcext:value-type="float">
            <text:p>-13.4</text:p>
          </table:table-cell>
          <table:table-cell office:value-type="float" office:value="11.7" calcext:value-type="float">
            <text:p>11.7</text:p>
          </table:table-cell>
          <table:table-cell table:formula="of:=SQRT([.F8]^2+[.G8]^2)" office:value-type="float" office:value="17.789041570585" calcext:value-type="float">
            <text:p>17.8</text:p>
          </table:table-cell>
          <table:table-cell table:formula="of:=MOD(DEGREES(ATAN2([.F8];[.G8])); 360)" office:value-type="float" office:value="138.874673203565" calcext:value-type="float">
            <text:p>138.9</text:p>
          </table:table-cell>
          <table:table-cell table:formula="of:=[.H8]-[.D8]" office:value-type="float" office:value="-7.66680255213075" calcext:value-type="float">
            <text:p>-7.7</text:p>
          </table:table-cell>
          <table:table-cell table:formula="of:=180-ABS(ABS([.I8]-[.E8])-180)" office:value-type="float" office:value="3.87467320356512" calcext:value-type="float">
            <text:p>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formula="of:=SQRT([.B9]^2+[.C9]^2)" office:value-type="float" office:value="50" calcext:value-type="float">
            <text:p>50</text:p>
          </table:table-cell>
          <table:table-cell table:formula="of:=DEGREES(ATAN2([.B9];[.C9]))" office:value-type="float" office:value="180" calcext:value-type="float">
            <text:p>180</text:p>
          </table:table-cell>
          <table:table-cell office:value-type="float" office:value="-26.96" calcext:value-type="float">
            <text:p>-27.0</text:p>
          </table:table-cell>
          <table:table-cell office:value-type="float" office:value="1.03" calcext:value-type="float">
            <text:p>1.0</text:p>
          </table:table-cell>
          <table:table-cell table:formula="of:=SQRT([.F9]^2+[.G9]^2)" office:value-type="float" office:value="26.9796682707553" calcext:value-type="float">
            <text:p>27.0</text:p>
          </table:table-cell>
          <table:table-cell table:formula="of:=MOD(DEGREES(ATAN2([.F9];[.G9])); 360)" office:value-type="float" office:value="177.812093272708" calcext:value-type="float">
            <text:p>177.8</text:p>
          </table:table-cell>
          <table:table-cell table:formula="of:=[.H9]-[.D9]" office:value-type="float" office:value="-23.0203317292447" calcext:value-type="float">
            <text:p>-23.0</text:p>
          </table:table-cell>
          <table:table-cell table:formula="of:=180-ABS(ABS([.I9]-[.E9])-180)" office:value-type="float" office:value="2.18790672729187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QRT([.B10]^2+[.C10]^2)" office:value-type="float" office:value="16.9705627484771" calcext:value-type="float">
            <text:p>17</text:p>
          </table:table-cell>
          <table:table-cell table:formula="of:=DEGREES(ATAN2([.B10];[.C10]))" office:value-type="float" office:value="45" calcext:value-type="float">
            <text:p>45</text:p>
          </table:table-cell>
          <table:table-cell office:value-type="float" office:value="13.4" calcext:value-type="float">
            <text:p>13.4</text:p>
          </table:table-cell>
          <table:table-cell office:value-type="float" office:value="11.5" calcext:value-type="float">
            <text:p>11.5</text:p>
          </table:table-cell>
          <table:table-cell table:formula="of:=SQRT([.F10]^2+[.G10]^2)" office:value-type="float" office:value="17.65814259768" calcext:value-type="float">
            <text:p>17.7</text:p>
          </table:table-cell>
          <table:table-cell table:formula="of:=MOD(DEGREES(ATAN2([.F10];[.G10])); 360)" office:value-type="float" office:value="40.6364886083381" calcext:value-type="float">
            <text:p>40.6</text:p>
          </table:table-cell>
          <table:table-cell table:formula="of:=[.H10]-[.D10]" office:value-type="float" office:value="0.687579849202834" calcext:value-type="float">
            <text:p>0.7</text:p>
          </table:table-cell>
          <table:table-cell table:formula="of:=180-ABS(ABS([.I10]-[.E10])-180)" office:value-type="float" office:value="4.36351139166192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B11]^2+[.C11]^2)" office:value-type="float" office:value="0" calcext:value-type="float">
            <text:p>0</text:p>
          </table:table-cell>
          <table:table-cell table:formula="of:=DEGREES(ATAN2([.B11];[.C11]))" office:value-type="float" office:value="0" calcext:value-type="float">
            <text:p>0</text:p>
          </table:table-cell>
          <table:table-cell office:value-type="float" office:value="0.34" calcext:value-type="float">
            <text:p>0.3</text:p>
          </table:table-cell>
          <table:table-cell office:value-type="float" office:value="-0.59" calcext:value-type="float">
            <text:p>-0.6</text:p>
          </table:table-cell>
          <table:table-cell table:formula="of:=SQRT([.F11]^2+[.G11]^2)" office:value-type="float" office:value="0.680955211449329" calcext:value-type="float">
            <text:p>0.7</text:p>
          </table:table-cell>
          <table:table-cell table:formula="of:=MOD(DEGREES(ATAN2([.F11];[.G11])); 360)" office:value-type="float" office:value="299.953608167801" calcext:value-type="float">
            <text:p>300.0</text:p>
          </table:table-cell>
          <table:table-cell table:formula="of:=[.H11]-[.D11]" office:value-type="float" office:value="0.680955211449329" calcext:value-type="float">
            <text:p>0.7</text:p>
          </table:table-cell>
          <table:table-cell table:formula="of:=180-ABS(ABS([.I11]-[.E11])-180)" office:value-type="float" office:value="60.0463918321985" calcext:value-type="float">
            <text:p>60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20:49:54.334747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7:30:47.531388698</meta:creation-date>
    <meta:generator>LibreOffice/6.3.3.2.0$Linux_X86_64 LibreOffice_project/30$Build-2</meta:generator>
    <dc:date>2019-12-01T20:51:30.581853404</dc:date>
    <meta:editing-duration>PT1H11M31S</meta:editing-duration>
    <meta:editing-cycles>24</meta:editing-cycles>
    <meta:document-statistic meta:table-count="2" meta:cell-count="241" meta:object-count="0"/>
  </office:meta>
</office:document-meta>
</file>